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2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78mm" svg:height="90.05mm" svg:x="23.1mm" svg:y="222.07mm">
            <loext:p draw:notify-on-update-of-ranges="Sheet1.D18:Sheet1.D27 Sheet1.E18:Sheet1.E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3.17mm" svg:y="220.54mm">
            <loext:p draw:notify-on-update-of-ranges="Sheet1.J18:Sheet1.J27 Sheet1.K18:Sheet1.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62mm" svg:y="325.32mm">
            <loext:p draw:notify-on-update-of-ranges="Sheet1.E33:Sheet1.E44 Sheet1.I33:Sheet1.I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6"/>
        <table:table-column table:style-name="co4" table:default-cell-style-name="ce2"/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-156.300601746971" calcext:value-type="float">
            <text:p>-156.300601747</text:p>
          </table:table-cell>
          <table:table-cell office:value-type="float" office:value="-0.852943539114445" calcext:value-type="float">
            <text:p>-0.8529435391</text:p>
          </table:table-cell>
          <table:table-cell office:value-type="float" office:value="0.120962419233496" calcext:value-type="float">
            <text:p>0.1209624192</text:p>
          </table:table-cell>
          <table:table-cell table:style-name="Default" office:value-type="float" office:value="0.397273505648518" calcext:value-type="float">
            <text:p>0.3972735056</text:p>
          </table:table-cell>
          <table:table-cell table:style-name="Default" office:value-type="float" office:value="0.0912078733282316" calcext:value-type="float">
            <text:p>0.0912078733</text:p>
          </table:table-cell>
          <table:table-cell table:style-name="Default" office:value-type="float" office:value="0.0606111727255097" calcext:value-type="float">
            <text:p>0.0606111727</text:p>
          </table:table-cell>
          <table:table-cell table:style-name="Default" office:value-type="float" office:value="1.24298810958862" calcext:value-type="float">
            <text:p>1.2429881096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-2.38482815012204" calcext:value-type="float">
            <text:p>-2.3848281501</text:p>
          </table:table-cell>
          <table:table-cell office:value-type="float" office:value="0.0878308250690401" calcext:value-type="float">
            <text:p>0.0878308251</text:p>
          </table:table-cell>
          <table:table-cell office:value-type="float" office:value="0.61203983920138" calcext:value-type="float">
            <text:p>0.6120398392</text:p>
          </table:table-cell>
          <table:table-cell office:value-type="float" office:value="0.41642737788799" calcext:value-type="float">
            <text:p>0.4164273779</text:p>
          </table:table-cell>
          <table:table-cell office:value-type="float" office:value="0.0546547669849744" calcext:value-type="float">
            <text:p>0.054654767</text:p>
          </table:table-cell>
          <table:table-cell office:value-type="float" office:value="-0.00796719833952413" calcext:value-type="float">
            <text:p>-0.0079671983</text:p>
          </table:table-cell>
          <table:table-cell table:style-name="ce2" office:value-type="float" office:value="1.44529700279236" calcext:value-type="float">
            <text:p>1.4452970028</text:p>
          </table:table-cell>
          <table:table-cell table:number-columns-repeated="2"/>
        </table:table-row>
        <table:table-row table:style-name="ro1">
          <table:table-cell office:value-type="float" office:value="-27.8593372177594" calcext:value-type="float">
            <text:p>-27.8593372178</text:p>
          </table:table-cell>
          <table:table-cell office:value-type="float" office:value="3.33733388320132" calcext:value-type="float">
            <text:p>3.3373338832</text:p>
          </table:table-cell>
          <table:table-cell office:value-type="float" office:value="-179.922207225011" calcext:value-type="float">
            <text:p>-179.922207225</text:p>
          </table:table-cell>
          <table:table-cell table:style-name="Default" office:value-type="float" office:value="0.45275360877572" calcext:value-type="float">
            <text:p>0.4527536088</text:p>
          </table:table-cell>
          <table:table-cell table:style-name="Default" office:value-type="float" office:value="0.111327259450339" calcext:value-type="float">
            <text:p>0.1113272595</text:p>
          </table:table-cell>
          <table:table-cell table:style-name="Default" office:value-type="float" office:value="0.0125905680677951" calcext:value-type="float">
            <text:p>0.0125905681</text:p>
          </table:table-cell>
          <table:table-cell table:style-name="Default" office:value-type="float" office:value="1.36513900756836" calcext:value-type="float">
            <text:p>1.36513900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2.481061974617" calcext:value-type="float">
            <text:p>162.4810619746</text:p>
          </table:table-cell>
          <table:table-cell office:value-type="float" office:value="13.5295237336249" calcext:value-type="float">
            <text:p>13.5295237336</text:p>
          </table:table-cell>
          <table:table-cell office:value-type="float" office:value="15.1108500100579" calcext:value-type="float">
            <text:p>15.1108500101</text:p>
          </table:table-cell>
          <table:table-cell office:value-type="float" office:value="0.389629738463459" calcext:value-type="float">
            <text:p>0.3896297385</text:p>
          </table:table-cell>
          <table:table-cell office:value-type="float" office:value="0.0487849305880993" calcext:value-type="float">
            <text:p>0.0487849306</text:p>
          </table:table-cell>
          <table:table-cell office:value-type="float" office:value="0.0751589474012811" calcext:value-type="float">
            <text:p>0.0751589474</text:p>
          </table:table-cell>
          <table:table-cell office:value-type="float" office:value="0.389708995819092" calcext:value-type="float">
            <text:p>0.3897089958</text:p>
          </table:table-cell>
          <table:table-cell/>
          <table:table-cell table:formula="of:=10/15*100"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float" office:value="142.902255788676" calcext:value-type="float">
            <text:p>142.9022557887</text:p>
          </table:table-cell>
          <table:table-cell office:value-type="float" office:value="-7.63415107237829" calcext:value-type="float">
            <text:p>-7.6341510724</text:p>
          </table:table-cell>
          <table:table-cell office:value-type="float" office:value="-1.74882669200415" calcext:value-type="float">
            <text:p>-1.748826692</text:p>
          </table:table-cell>
          <table:table-cell table:style-name="Default" office:value-type="float" office:value="0.439278103793411" calcext:value-type="float">
            <text:p>0.4392781038</text:p>
          </table:table-cell>
          <table:table-cell table:style-name="Default" office:value-type="float" office:value="0.101163632029207" calcext:value-type="float">
            <text:p>0.101163632</text:p>
          </table:table-cell>
          <table:table-cell table:style-name="Default" office:value-type="float" office:value="0.0274135650026216" calcext:value-type="float">
            <text:p>0.027413565</text:p>
          </table:table-cell>
          <table:table-cell table:style-name="Default" office:value-type="float" office:value="0.673871994018555" calcext:value-type="float">
            <text:p>0.67387199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40019941329956" calcext:value-type="float">
            <text:p>0.3400199413</text:p>
          </table:table-cell>
          <table:table-cell table:number-columns-repeated="2"/>
        </table:table-row>
        <table:table-row table:style-name="ro1">
          <table:table-cell office:value-type="float" office:value="-89.9353701228828" calcext:value-type="float">
            <text:p>-89.9353701229</text:p>
          </table:table-cell>
          <table:table-cell office:value-type="float" office:value="48.788054605464" calcext:value-type="float">
            <text:p>48.7880546055</text:p>
          </table:table-cell>
          <table:table-cell office:value-type="float" office:value="-105.934674935841" calcext:value-type="float">
            <text:p>-105.9346749358</text:p>
          </table:table-cell>
          <table:table-cell table:style-name="Default" office:value-type="float" office:value="0.433070818212722" calcext:value-type="float">
            <text:p>0.4330708182</text:p>
          </table:table-cell>
          <table:table-cell table:style-name="Default" office:value-type="float" office:value="0.0954389217213096" calcext:value-type="float">
            <text:p>0.0954389217</text:p>
          </table:table-cell>
          <table:table-cell table:style-name="Default" office:value-type="float" office:value="0.0302230139132998" calcext:value-type="float">
            <text:p>0.0302230139</text:p>
          </table:table-cell>
          <table:table-cell table:style-name="Default" office:value-type="float" office:value="3.13580298423767" calcext:value-type="float">
            <text:p>3.13580298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.02289432833109" calcext:value-type="float">
            <text:p>-2.0228943283</text:p>
          </table:table-cell>
          <table:table-cell office:value-type="float" office:value="0.0712852153548944" calcext:value-type="float">
            <text:p>0.0712852154</text:p>
          </table:table-cell>
          <table:table-cell office:value-type="float" office:value="0.512053510217106" calcext:value-type="float">
            <text:p>0.5120535102</text:p>
          </table:table-cell>
          <table:table-cell office:value-type="float" office:value="0.397870331986417" calcext:value-type="float">
            <text:p>0.397870332</text:p>
          </table:table-cell>
          <table:table-cell office:value-type="float" office:value="0.00916645373920235" calcext:value-type="float">
            <text:p>0.0091664537</text:p>
          </table:table-cell>
          <table:table-cell office:value-type="float" office:value="-0.00538421545688649" calcext:value-type="float">
            <text:p>-0.0053842155</text:p>
          </table:table-cell>
          <table:table-cell office:value-type="float" office:value="1.34148001670837" calcext:value-type="float">
            <text:p>1.3414800167</text:p>
          </table:table-cell>
          <table:table-cell table:number-columns-repeated="2"/>
        </table:table-row>
        <table:table-row table:style-name="ro1">
          <table:table-cell office:value-type="float" office:value="-120.102312833671" calcext:value-type="float">
            <text:p>-120.1023128337</text:p>
          </table:table-cell>
          <table:table-cell office:value-type="float" office:value="-6.58079021986691" calcext:value-type="float">
            <text:p>-6.5807902199</text:p>
          </table:table-cell>
          <table:table-cell office:value-type="float" office:value="0.589242296382097" calcext:value-type="float">
            <text:p>0.5892422964</text:p>
          </table:table-cell>
          <table:table-cell table:style-name="Default" office:value-type="float" office:value="0.435168242207337" calcext:value-type="float">
            <text:p>0.4351682422</text:p>
          </table:table-cell>
          <table:table-cell table:style-name="Default" office:value-type="float" office:value="0.0712324640921637" calcext:value-type="float">
            <text:p>0.0712324641</text:p>
          </table:table-cell>
          <table:table-cell table:style-name="Default" office:value-type="float" office:value="0.0543362483075063" calcext:value-type="float">
            <text:p>0.0543362483</text:p>
          </table:table-cell>
          <table:table-cell table:style-name="Default" office:value-type="float" office:value="0.346238851547241" calcext:value-type="float">
            <text:p>0.34623885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67.631565933595" calcext:value-type="float">
            <text:p>-67.6315659336</text:p>
          </table:table-cell>
          <table:table-cell office:value-type="float" office:value="2.35461569165546" calcext:value-type="float">
            <text:p>2.3546156917</text:p>
          </table:table-cell>
          <table:table-cell office:value-type="float" office:value="179.28314864699" calcext:value-type="float">
            <text:p>179.283148647</text:p>
          </table:table-cell>
          <table:table-cell office:value-type="float" office:value="0.431721835345046" calcext:value-type="float">
            <text:p>0.4317218353</text:p>
          </table:table-cell>
          <table:table-cell office:value-type="float" office:value="0.114967396614391" calcext:value-type="float">
            <text:p>0.1149673966</text:p>
          </table:table-cell>
          <table:table-cell office:value-type="float" office:value="0.0383341241593528" calcext:value-type="float">
            <text:p>0.0383341242</text:p>
          </table:table-cell>
          <table:table-cell office:value-type="float" office:value="1.47005987167358" calcext:value-type="float">
            <text:p>1.4700598717</text:p>
          </table:table-cell>
          <table:table-cell table:number-columns-repeated="2"/>
        </table:table-row>
        <table:table-row table:style-name="ro1">
          <table:table-cell office:value-type="float" office:value="32.9196729205098" calcext:value-type="float">
            <text:p>32.9196729205</text:p>
          </table:table-cell>
          <table:table-cell office:value-type="float" office:value="11.451241923445" calcext:value-type="float">
            <text:p>11.4512419234</text:p>
          </table:table-cell>
          <table:table-cell office:value-type="float" office:value="-27.1143307545063" calcext:value-type="float">
            <text:p>-27.1143307545</text:p>
          </table:table-cell>
          <table:table-cell table:style-name="Default" office:value-type="float" office:value="0.415294046858304" calcext:value-type="float">
            <text:p>0.4152940469</text:p>
          </table:table-cell>
          <table:table-cell table:style-name="Default" office:value-type="float" office:value="0.0390288021284905" calcext:value-type="float">
            <text:p>0.0390288021</text:p>
          </table:table-cell>
          <table:table-cell table:style-name="Default" office:value-type="float" office:value="-0.0180287736073327" calcext:value-type="float">
            <text:p>-0.0180287736</text:p>
          </table:table-cell>
          <table:table-cell table:style-name="Default" office:value-type="float" office:value="0.374748945236206" calcext:value-type="float">
            <text:p>0.37474894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5.706741066091" calcext:value-type="float">
            <text:p>135.7067410661</text:p>
          </table:table-cell>
          <table:table-cell office:value-type="float" office:value="41.2671204491894" calcext:value-type="float">
            <text:p>41.2671204492</text:p>
          </table:table-cell>
          <table:table-cell office:value-type="float" office:value="169.943065101249" calcext:value-type="float">
            <text:p>169.9430651012</text:p>
          </table:table-cell>
          <table:table-cell office:value-type="float" office:value="0.441947907048483" calcext:value-type="float">
            <text:p>0.441947907</text:p>
          </table:table-cell>
          <table:table-cell office:value-type="float" office:value="0.0523469544937364" calcext:value-type="float">
            <text:p>0.0523469545</text:p>
          </table:table-cell>
          <table:table-cell office:value-type="float" office:value="-0.00508246182176005" calcext:value-type="float">
            <text:p>-0.0050824618</text:p>
          </table:table-cell>
          <table:table-cell office:value-type="float" office:value="1.24482297897339" calcext:value-type="float">
            <text:p>1.244822979</text:p>
          </table:table-cell>
          <table:table-cell table:number-columns-repeated="2"/>
        </table:table-row>
        <table:table-row table:style-name="ro1">
          <table:table-cell office:value-type="float" office:value="-128.023134961552" calcext:value-type="float">
            <text:p>-128.0231349616</text:p>
          </table:table-cell>
          <table:table-cell office:value-type="float" office:value="3.10462636530253" calcext:value-type="float">
            <text:p>3.1046263653</text:p>
          </table:table-cell>
          <table:table-cell office:value-type="float" office:value="178.9718334518" calcext:value-type="float">
            <text:p>178.9718334518</text:p>
          </table:table-cell>
          <table:table-cell table:style-name="Default" office:value-type="float" office:value="0.531664459272136" calcext:value-type="float">
            <text:p>0.5316644593</text:p>
          </table:table-cell>
          <table:table-cell table:style-name="Default" office:value-type="float" office:value="0.0567407717532976" calcext:value-type="float">
            <text:p>0.0567407718</text:p>
          </table:table-cell>
          <table:table-cell table:style-name="Default" office:value-type="float" office:value="0.0655367045488161" calcext:value-type="float">
            <text:p>0.0655367045</text:p>
          </table:table-cell>
          <table:table-cell table:style-name="Default" office:value-type="float" office:value="1.42950487136841" calcext:value-type="float">
            <text:p>1.42950487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3.9510095901453" calcext:value-type="float">
            <text:p>-13.9510095901</text:p>
          </table:table-cell>
          <table:table-cell office:value-type="float" office:value="-52.8583772683744" calcext:value-type="float">
            <text:p>-52.8583772684</text:p>
          </table:table-cell>
          <table:table-cell office:value-type="float" office:value="4.56666559663815" calcext:value-type="float">
            <text:p>4.5666655966</text:p>
          </table:table-cell>
          <table:table-cell office:value-type="float" office:value="0.402156597475346" calcext:value-type="float">
            <text:p>0.4021565975</text:p>
          </table:table-cell>
          <table:table-cell office:value-type="float" office:value="0.0556005849013825" calcext:value-type="float">
            <text:p>0.0556005849</text:p>
          </table:table-cell>
          <table:table-cell office:value-type="float" office:value="0.0420030983413016" calcext:value-type="float">
            <text:p>0.0420030983</text:p>
          </table:table-cell>
          <table:table-cell office:value-type="float" office:value="1.4588029384613" calcext:value-type="float">
            <text:p>1.4588029385</text:p>
          </table:table-cell>
          <table:table-cell table:number-columns-repeated="2"/>
        </table:table-row>
        <table:table-row table:style-name="ro1">
          <table:table-cell office:value-type="float" office:value="-130.832187146942" calcext:value-type="float">
            <text:p>-130.8321871469</text:p>
          </table:table-cell>
          <table:table-cell office:value-type="float" office:value="13.1927401588944" calcext:value-type="float">
            <text:p>13.1927401589</text:p>
          </table:table-cell>
          <table:table-cell office:value-type="float" office:value="-178.577459242928" calcext:value-type="float">
            <text:p>-178.5774592429</text:p>
          </table:table-cell>
          <table:table-cell table:style-name="Default" office:value-type="float" office:value="0.518017124028064" calcext:value-type="float">
            <text:p>0.518017124</text:p>
          </table:table-cell>
          <table:table-cell table:style-name="Default" office:value-type="float" office:value="0.00923086807073553" calcext:value-type="float">
            <text:p>0.0092308681</text:p>
          </table:table-cell>
          <table:table-cell table:style-name="Default" office:value-type="float" office:value="0.0626004008429315" calcext:value-type="float">
            <text:p>0.0626004008</text:p>
          </table:table-cell>
          <table:table-cell table:style-name="Default" office:value-type="float" office:value="0.467014074325561" calcext:value-type="float">
            <text:p>0.46701407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9.683647079368" calcext:value-type="float">
            <text:p>169.6836470794</text:p>
          </table:table-cell>
          <table:table-cell office:value-type="float" office:value="6.37172437058597" calcext:value-type="float">
            <text:p>6.3717243706</text:p>
          </table:table-cell>
          <table:table-cell office:value-type="float" office:value="-179.834001838137" calcext:value-type="float">
            <text:p>-179.8340018381</text:p>
          </table:table-cell>
          <table:table-cell office:value-type="float" office:value="0.430720435076634" calcext:value-type="float">
            <text:p>0.4307204351</text:p>
          </table:table-cell>
          <table:table-cell office:value-type="float" office:value="0.0706705325973778" calcext:value-type="float">
            <text:p>0.0706705326</text:p>
          </table:table-cell>
          <table:table-cell office:value-type="float" office:value="0.0275760839760612" calcext:value-type="float">
            <text:p>0.027576084</text:p>
          </table:table-cell>
          <table:table-cell office:value-type="float" office:value="1.50604701042175" calcext:value-type="float">
            <text:p>1.5060470104</text:p>
          </table:table-cell>
          <table:table-cell table:number-columns-repeated="2"/>
        </table:table-row>
        <table:table-row table:style-name="ro1">
          <table:table-cell office:value-type="float" office:value="-57.3114300200764" calcext:value-type="float">
            <text:p>-57.3114300201</text:p>
          </table:table-cell>
          <table:table-cell office:value-type="float" office:value="8.92686089491433" calcext:value-type="float">
            <text:p>8.9268608949</text:p>
          </table:table-cell>
          <table:table-cell office:value-type="float" office:value="176.856131679081" calcext:value-type="float">
            <text:p>176.8561316791</text:p>
          </table:table-cell>
          <table:table-cell table:style-name="Default" office:value-type="float" office:value="0.573806865452759" calcext:value-type="float">
            <text:p>0.5738068655</text:p>
          </table:table-cell>
          <table:table-cell table:style-name="Default" office:value-type="float" office:value="0.114498513507618" calcext:value-type="float">
            <text:p>0.1144985135</text:p>
          </table:table-cell>
          <table:table-cell table:style-name="Default" office:value-type="float" office:value="0.0344100111464902" calcext:value-type="float">
            <text:p>0.0344100111</text:p>
          </table:table-cell>
          <table:table-cell table:style-name="Default" office:value-type="float" office:value="1.57117915153503" calcext:value-type="float">
            <text:p>1.571179151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45960140228271" calcext:value-type="float">
            <text:p>0.3459601402</text:p>
          </table:table-cell>
          <table:table-cell table:number-columns-repeated="2"/>
        </table:table-row>
        <table:table-row table:style-name="ro1">
          <table:table-cell office:value-type="float" office:value="-0.0688988272512704" calcext:value-type="float">
            <text:p>-0.0688988273</text:p>
          </table:table-cell>
          <table:table-cell office:value-type="float" office:value="0.0595878911701388" calcext:value-type="float">
            <text:p>0.0595878912</text:p>
          </table:table-cell>
          <table:table-cell office:value-type="float" office:value="-1.02936597532807" calcext:value-type="float">
            <text:p>-1.0293659753</text:p>
          </table:table-cell>
          <table:table-cell table:style-name="Default" office:value-type="float" office:value="0.559599404368227" calcext:value-type="float">
            <text:p>0.5595994044</text:p>
          </table:table-cell>
          <table:table-cell table:style-name="Default" office:value-type="float" office:value="0.00781878032846529" calcext:value-type="float">
            <text:p>0.0078187803</text:p>
          </table:table-cell>
          <table:table-cell table:style-name="Default" office:value-type="float" office:value="-0.00150659659585871" calcext:value-type="float">
            <text:p>-0.0015065966</text:p>
          </table:table-cell>
          <table:table-cell table:style-name="Default" office:value-type="float" office:value="1.39754390716553" calcext:value-type="float">
            <text:p>1.397543907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7854900360107" calcext:value-type="float">
            <text:p>0.2978549004</text:p>
          </table:table-cell>
          <table:table-cell table:number-columns-repeated="2"/>
        </table:table-row>
        <table:table-row table:style-name="ro1">
          <table:table-cell office:value-type="float" office:value="-121.17095836877" calcext:value-type="float">
            <text:p>-121.1709583688</text:p>
          </table:table-cell>
          <table:table-cell office:value-type="float" office:value="-13.6632915839183" calcext:value-type="float">
            <text:p>-13.6632915839</text:p>
          </table:table-cell>
          <table:table-cell office:value-type="float" office:value="172.671639147886" calcext:value-type="float">
            <text:p>172.6716391479</text:p>
          </table:table-cell>
          <table:table-cell table:style-name="Default" office:value-type="float" office:value="0.616134392564159" calcext:value-type="float">
            <text:p>0.6161343926</text:p>
          </table:table-cell>
          <table:table-cell table:style-name="Default" office:value-type="float" office:value="0.0441061438689527" calcext:value-type="float">
            <text:p>0.0441061439</text:p>
          </table:table-cell>
          <table:table-cell table:style-name="Default" office:value-type="float" office:value="0.144960943605077" calcext:value-type="float">
            <text:p>0.1449609436</text:p>
          </table:table-cell>
          <table:table-cell table:style-name="Default" office:value-type="float" office:value="1.0313560962677" calcext:value-type="float">
            <text:p>1.03135609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7.22825514636572" calcext:value-type="float">
            <text:p>-7.2282551464</text:p>
          </table:table-cell>
          <table:table-cell office:value-type="float" office:value="-1.32533857447904" calcext:value-type="float">
            <text:p>-1.3253385745</text:p>
          </table:table-cell>
          <table:table-cell office:value-type="float" office:value="-1.51577010804731" calcext:value-type="float">
            <text:p>-1.515770108</text:p>
          </table:table-cell>
          <table:table-cell office:value-type="float" office:value="0.398979751052985" calcext:value-type="float">
            <text:p>0.3989797511</text:p>
          </table:table-cell>
          <table:table-cell office:value-type="float" office:value="0.105476250938373" calcext:value-type="float">
            <text:p>0.1054762509</text:p>
          </table:table-cell>
          <table:table-cell office:value-type="float" office:value="-0.00102285623068812" calcext:value-type="float">
            <text:p>-0.0010228562</text:p>
          </table:table-cell>
          <table:table-cell office:value-type="float" office:value="0.905632972717285" calcext:value-type="float">
            <text:p>0.90563297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9311122894287" calcext:value-type="float">
            <text:p>0.33931112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office:value-type="float" office:value="13" calcext:value-type="float">
            <text:p>13</text:p>
          </table:table-cell>
          <table:table-cell office:value-type="float" office:value="36.0736216900842" calcext:value-type="float">
            <text:p>36.0736216901</text:p>
          </table:table-cell>
          <table:table-cell office:value-type="float" office:value="2.12507675674272" calcext:value-type="float">
            <text:p>2.1250767567</text:p>
          </table:table-cell>
          <table:table-cell office:value-type="float" office:value="-179.986884663217" calcext:value-type="float">
            <text:p>-179.9868846632</text:p>
          </table:table-cell>
          <table:table-cell office:value-type="float" office:value="0.434904963438406" calcext:value-type="float">
            <text:p>0.4349049634</text:p>
          </table:table-cell>
          <table:table-cell office:value-type="float" office:value="0.20618238775392" calcext:value-type="float">
            <text:p>0.2061823878</text:p>
          </table:table-cell>
          <table:table-cell office:value-type="float" office:value="-0.0513980170675616" calcext:value-type="float">
            <text:p>-0.0513980171</text:p>
          </table:table-cell>
          <table:table-cell office:value-type="float" office:value="1.38618302345276" calcext:value-type="float">
            <text:p>1.38618302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office:value-type="float" office:value="14" calcext:value-type="float">
            <text:p>14</text:p>
          </table:table-cell>
          <table:table-cell office:value-type="float" office:value="-23.8633566810885" calcext:value-type="float">
            <text:p>-23.8633566811</text:p>
          </table:table-cell>
          <table:table-cell office:value-type="float" office:value="1.53090546558985" calcext:value-type="float">
            <text:p>1.5309054656</text:p>
          </table:table-cell>
          <table:table-cell office:value-type="float" office:value="-179.941568482526" calcext:value-type="float">
            <text:p>-179.9415684825</text:p>
          </table:table-cell>
          <table:table-cell office:value-type="float" office:value="0.433459339107507" calcext:value-type="float">
            <text:p>0.4334593391</text:p>
          </table:table-cell>
          <table:table-cell office:value-type="float" office:value="0.250022205442119" calcext:value-type="float">
            <text:p>0.2500222054</text:p>
          </table:table-cell>
          <table:table-cell office:value-type="float" office:value="-0.00126373820999902" calcext:value-type="float">
            <text:p>-0.0012637382</text:p>
          </table:table-cell>
          <table:table-cell office:value-type="float" office:value="1.26352381706238" calcext:value-type="float">
            <text:p>1.26352381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70198965072632" calcext:value-type="float">
            <text:p>0.37019896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ound truth_ X</text:p>
          </table:table-cell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Error %</text:p>
          </table:table-cell>
          <table:table-cell/>
          <table:table-cell table:style-name="Default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round truth_ Y</text:p>
          </table:table-cell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Error %</text:p>
          </table:table-cell>
          <table:table-cell/>
          <table:table-cell table:style-name="ce8" office:value-type="string" calcext:value-type="string">
            <text:p>X-x ground</text:p>
          </table:table-cell>
          <table:table-cell table:style-name="ce8" office:value-type="string" calcext:value-type="string">
            <text:p>Y-y grou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" office:value-type="float" office:value="0.397273505648518" calcext:value-type="float">
            <text:p>0.3972735056</text:p>
          </table:table-cell>
          <table:table-cell office:value-type="float" office:value="0.4" calcext:value-type="float">
            <text:p>0.4</text:p>
          </table:table-cell>
          <table:table-cell table:formula="of:=ABS([.D18]-[.E18])/[.E18]" office:value-type="float" office:value="0.00681623587870495" calcext:value-type="float">
            <text:p>0.0068162359</text:p>
          </table:table-cell>
          <table:table-cell table:formula="of:=[.F18]*100" office:value-type="float" office:value="0.681623587870495" calcext:value-type="float">
            <text:p>0.681623587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style-name="ce6" office:value-type="float" office:value="0.011" calcext:value-type="float">
            <text:p>0.011</text:p>
          </table:table-cell>
          <table:table-cell table:style-name="ce2" table:formula="of:=ABS([.J18]-[.K18])/[.K18]" office:value-type="float" office:value="0.0909090909090908" calcext:value-type="float">
            <text:p>0.0909090909</text:p>
          </table:table-cell>
          <table:table-cell table:style-name="ce2" table:formula="of:=[.L18]*100" office:value-type="float" office:value="9.09090909090908" calcext:value-type="float">
            <text:p>9.0909090909</text:p>
          </table:table-cell>
          <table:table-cell/>
          <table:table-cell table:style-name="ce8" table:formula="of:=ABS([.D18]-[.E18])" office:value-type="float" office:value="0.00272649435148198" calcext:value-type="float">
            <text:p>0.0027264944</text:p>
          </table:table-cell>
          <table:table-cell table:style-name="ce8" table:formula="of:=ABS([.J18]-[.K18])" office:value-type="float" office:value="0.000999999999999999" calcext:value-type="float">
            <text:p>0.0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" office:value-type="float" office:value="0.45275360877572" calcext:value-type="float">
            <text:p>0.4527536088</text:p>
          </table:table-cell>
          <table:table-cell office:value-type="float" office:value="0.42" calcext:value-type="float">
            <text:p>0.42</text:p>
          </table:table-cell>
          <table:table-cell table:formula="of:=ABS([.D19]-[.E19])/[.E19]" office:value-type="float" office:value="0.0779847827993334" calcext:value-type="float">
            <text:p>0.0779847828</text:p>
          </table:table-cell>
          <table:table-cell table:formula="of:=[.F19]*100" office:value-type="float" office:value="7.79847827993334" calcext:value-type="float">
            <text:p>7.798478279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0.0238784930588099" calcext:value-type="float">
            <text:p>0.0238784931</text:p>
          </table:table-cell>
          <table:table-cell table:style-name="ce6" office:value-type="float" office:value="0.02" calcext:value-type="float">
            <text:p>0.02</text:p>
          </table:table-cell>
          <table:table-cell table:style-name="ce2" table:formula="of:=ABS([.J19]-[.K19])/[.K19]" office:value-type="float" office:value="0.193924652940497" calcext:value-type="float">
            <text:p>0.1939246529</text:p>
          </table:table-cell>
          <table:table-cell table:style-name="ce2" table:formula="of:=[.L19]*100" office:value-type="float" office:value="19.3924652940497" calcext:value-type="float">
            <text:p>19.392465294</text:p>
          </table:table-cell>
          <table:table-cell/>
          <table:table-cell table:style-name="ce8" table:formula="of:=ABS([.D19]-[.E19])" office:value-type="float" office:value="0.03275360877572" calcext:value-type="float">
            <text:p>0.0327536088</text:p>
          </table:table-cell>
          <table:table-cell table:style-name="ce8" table:formula="of:=ABS([.J19]-[.K19])" office:value-type="float" office:value="0.0038784930588099" calcext:value-type="float">
            <text:p>0.00387849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" office:value-type="float" office:value="0.439278103793411" calcext:value-type="float">
            <text:p>0.4392781038</text:p>
          </table:table-cell>
          <table:table-cell office:value-type="float" office:value="0.44" calcext:value-type="float">
            <text:p>0.44</text:p>
          </table:table-cell>
          <table:table-cell table:formula="of:=ABS([.D20]-[.E20])/[.E20]" office:value-type="float" office:value="0.00164067319679311" calcext:value-type="float">
            <text:p>0.0016406732</text:p>
          </table:table-cell>
          <table:table-cell table:formula="of:=[.F20]*100" office:value-type="float" office:value="0.164067319679311" calcext:value-type="float">
            <text:p>0.164067319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0.0401664537392024" calcext:value-type="float">
            <text:p>0.0401664537</text:p>
          </table:table-cell>
          <table:table-cell table:style-name="ce6" office:value-type="float" office:value="0.04" calcext:value-type="float">
            <text:p>0.04</text:p>
          </table:table-cell>
          <table:table-cell table:style-name="ce2" table:formula="of:=ABS([.J20]-[.K20])/[.K20]" office:value-type="float" office:value="0.00416134348005994" calcext:value-type="float">
            <text:p>0.0041613435</text:p>
          </table:table-cell>
          <table:table-cell table:style-name="ce2" table:formula="of:=[.L20]*100" office:value-type="float" office:value="0.416134348005994" calcext:value-type="float">
            <text:p>0.416134348</text:p>
          </table:table-cell>
          <table:table-cell/>
          <table:table-cell table:style-name="ce8" table:formula="of:=ABS([.D20]-[.E20])" office:value-type="float" office:value="0.000721896206588968" calcext:value-type="float">
            <text:p>0.0007218962</text:p>
          </table:table-cell>
          <table:table-cell table:style-name="ce8" table:formula="of:=ABS([.J20]-[.K20])" office:value-type="float" office:value="0.000166453739202398" calcext:value-type="float">
            <text:p>0.00016645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" office:value-type="float" office:value="0.433070818212722" calcext:value-type="float">
            <text:p>0.4330708182</text:p>
          </table:table-cell>
          <table:table-cell office:value-type="float" office:value="0.46" calcext:value-type="float">
            <text:p>0.46</text:p>
          </table:table-cell>
          <table:table-cell table:formula="of:=ABS([.D21]-[.E21])/[.E21]" office:value-type="float" office:value="0.0585416995375608" calcext:value-type="float">
            <text:p>0.0585416995</text:p>
          </table:table-cell>
          <table:table-cell table:formula="of:=[.F21]*100" office:value-type="float" office:value="5.85416995375608" calcext:value-type="float">
            <text:p>5.854169953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0.0614967396614391" calcext:value-type="float">
            <text:p>0.0614967397</text:p>
          </table:table-cell>
          <table:table-cell table:style-name="ce6" office:value-type="float" office:value="0.06" calcext:value-type="float">
            <text:p>0.06</text:p>
          </table:table-cell>
          <table:table-cell table:style-name="ce2" table:formula="of:=ABS([.J21]-[.K21])/[.K21]" office:value-type="float" office:value="0.024945661023985" calcext:value-type="float">
            <text:p>0.024945661</text:p>
          </table:table-cell>
          <table:table-cell table:style-name="ce2" table:formula="of:=[.L21]*100" office:value-type="float" office:value="2.4945661023985" calcext:value-type="float">
            <text:p>2.4945661024</text:p>
          </table:table-cell>
          <table:table-cell/>
          <table:table-cell table:style-name="ce8" table:formula="of:=ABS([.D21]-[.E21])" office:value-type="float" office:value="0.026929181787278" calcext:value-type="float">
            <text:p>0.0269291818</text:p>
          </table:table-cell>
          <table:table-cell table:style-name="ce8" table:formula="of:=ABS([.J21]-[.K21])" office:value-type="float" office:value="0.0014967396614391" calcext:value-type="float">
            <text:p>0.00149673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" office:value-type="float" office:value="0.435168242207337" calcext:value-type="float">
            <text:p>0.4351682422</text:p>
          </table:table-cell>
          <table:table-cell office:value-type="float" office:value="0.48" calcext:value-type="float">
            <text:p>0.48</text:p>
          </table:table-cell>
          <table:table-cell table:formula="of:=ABS([.D22]-[.E22])/[.E22]" office:value-type="float" office:value="0.0933994954013812" calcext:value-type="float">
            <text:p>0.0933994954</text:p>
          </table:table-cell>
          <table:table-cell table:formula="of:=[.F22]*100" office:value-type="float" office:value="9.33994954013812" calcext:value-type="float">
            <text:p>9.339949540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float" office:value="0.0856005849013825" calcext:value-type="float">
            <text:p>0.0856005849</text:p>
          </table:table-cell>
          <table:table-cell table:style-name="ce6" office:value-type="float" office:value="0.08" calcext:value-type="float">
            <text:p>0.08</text:p>
          </table:table-cell>
          <table:table-cell table:style-name="ce2" table:formula="of:=ABS([.J22]-[.K22])/[.K22]" office:value-type="float" office:value="0.0700073112672813" calcext:value-type="float">
            <text:p>0.0700073113</text:p>
          </table:table-cell>
          <table:table-cell table:style-name="ce2" table:formula="of:=[.L22]*100" office:value-type="float" office:value="7.00073112672813" calcext:value-type="float">
            <text:p>7.0007311267</text:p>
          </table:table-cell>
          <table:table-cell/>
          <table:table-cell table:style-name="ce8" table:formula="of:=ABS([.D22]-[.E22])" office:value-type="float" office:value="0.044831757792663" calcext:value-type="float">
            <text:p>0.0448317578</text:p>
          </table:table-cell>
          <table:table-cell table:style-name="ce8" table:formula="of:=ABS([.J22]-[.K22])" office:value-type="float" office:value="0.0056005849013825" calcext:value-type="float">
            <text:p>0.00560058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" office:value-type="float" office:value="0.415294046858304" calcext:value-type="float">
            <text:p>0.4152940469</text:p>
          </table:table-cell>
          <table:table-cell office:value-type="float" office:value="0.5" calcext:value-type="float">
            <text:p>0.5</text:p>
          </table:table-cell>
          <table:table-cell table:formula="of:=ABS([.D23]-[.E23])/[.E23]" office:value-type="float" office:value="0.169411906283392" calcext:value-type="float">
            <text:p>0.1694119063</text:p>
          </table:table-cell>
          <table:table-cell table:formula="of:=[.F23]*100" office:value-type="float" office:value="16.9411906283392" calcext:value-type="float">
            <text:p>16.941190628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float" office:value="0.0906705325973778" calcext:value-type="float">
            <text:p>0.0906705326</text:p>
          </table:table-cell>
          <table:table-cell table:style-name="ce6" office:value-type="float" office:value="0.1" calcext:value-type="float">
            <text:p>0.1</text:p>
          </table:table-cell>
          <table:table-cell table:style-name="ce2" table:formula="of:=ABS([.J23]-[.K23])/[.K23]" office:value-type="float" office:value="0.0932946740262221" calcext:value-type="float">
            <text:p>0.093294674</text:p>
          </table:table-cell>
          <table:table-cell table:style-name="ce2" table:formula="of:=[.L23]*100" office:value-type="float" office:value="9.32946740262221" calcext:value-type="float">
            <text:p>9.3294674026</text:p>
          </table:table-cell>
          <table:table-cell/>
          <table:table-cell table:style-name="ce8" table:formula="of:=ABS([.D23]-[.E23])" office:value-type="float" office:value="0.084705953141696" calcext:value-type="float">
            <text:p>0.0847059531</text:p>
          </table:table-cell>
          <table:table-cell table:style-name="ce8" table:formula="of:=ABS([.J23]-[.K23])" office:value-type="float" office:value="0.00932946740262221" calcext:value-type="float">
            <text:p>0.00932946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" office:value-type="float" office:value="0.531664459272136" calcext:value-type="float">
            <text:p>0.5316644593</text:p>
          </table:table-cell>
          <table:table-cell office:value-type="float" office:value="0.52" calcext:value-type="float">
            <text:p>0.52</text:p>
          </table:table-cell>
          <table:table-cell table:formula="of:=ABS([.D24]-[.E24])/[.E24]" office:value-type="float" office:value="0.0224316524464154" calcext:value-type="float">
            <text:p>0.0224316524</text:p>
          </table:table-cell>
          <table:table-cell table:formula="of:=[.F24]*100" office:value-type="float" office:value="2.24316524464154" calcext:value-type="float">
            <text:p>2.243165244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float" office:value="0.105476250938373" calcext:value-type="float">
            <text:p>0.1054762509</text:p>
          </table:table-cell>
          <table:table-cell table:style-name="ce6" office:value-type="float" office:value="0.12" calcext:value-type="float">
            <text:p>0.12</text:p>
          </table:table-cell>
          <table:table-cell table:style-name="ce2" table:formula="of:=ABS([.J24]-[.K24])/[.K24]" office:value-type="float" office:value="0.121031242180224" calcext:value-type="float">
            <text:p>0.1210312422</text:p>
          </table:table-cell>
          <table:table-cell table:style-name="ce2" table:formula="of:=[.L24]*100" office:value-type="float" office:value="12.1031242180224" calcext:value-type="float">
            <text:p>12.103124218</text:p>
          </table:table-cell>
          <table:table-cell/>
          <table:table-cell table:style-name="ce8" table:formula="of:=ABS([.D24]-[.E24])" office:value-type="float" office:value="0.011664459272136" calcext:value-type="float">
            <text:p>0.0116644593</text:p>
          </table:table-cell>
          <table:table-cell table:style-name="ce8" table:formula="of:=ABS([.J24]-[.K24])" office:value-type="float" office:value="0.014523749061627" calcext:value-type="float">
            <text:p>0.01452374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" office:value-type="float" office:value="0.518017124028064" calcext:value-type="float">
            <text:p>0.518017124</text:p>
          </table:table-cell>
          <table:table-cell office:value-type="float" office:value="0.54" calcext:value-type="float">
            <text:p>0.54</text:p>
          </table:table-cell>
          <table:table-cell table:formula="of:=ABS([.D25]-[.E25])/[.E25]" office:value-type="float" office:value="0.0407090295776593" calcext:value-type="float">
            <text:p>0.0407090296</text:p>
          </table:table-cell>
          <table:table-cell table:formula="of:=[.F25]*100" office:value-type="float" office:value="4.07090295776593" calcext:value-type="float">
            <text:p>4.070902957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float" office:value="0.152061823877539" calcext:value-type="float">
            <text:p>0.1520618239</text:p>
          </table:table-cell>
          <table:table-cell table:style-name="ce6" office:value-type="float" office:value="0.14" calcext:value-type="float">
            <text:p>0.14</text:p>
          </table:table-cell>
          <table:table-cell table:style-name="ce2" table:formula="of:=ABS([.J25]-[.K25])/[.K25]" office:value-type="float" office:value="0.0861558848395642" calcext:value-type="float">
            <text:p>0.0861558848</text:p>
          </table:table-cell>
          <table:table-cell table:style-name="ce2" table:formula="of:=[.L25]*100" office:value-type="float" office:value="8.61558848395642" calcext:value-type="float">
            <text:p>8.615588484</text:p>
          </table:table-cell>
          <table:table-cell/>
          <table:table-cell table:style-name="ce8" table:formula="of:=ABS([.D25]-[.E25])" office:value-type="float" office:value="0.021982875971936" calcext:value-type="float">
            <text:p>0.021982876</text:p>
          </table:table-cell>
          <table:table-cell table:style-name="ce8" table:formula="of:=ABS([.J25]-[.K25])" office:value-type="float" office:value="0.012061823877539" calcext:value-type="float">
            <text:p>0.01206182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" office:value-type="float" office:value="0.573806865452759" calcext:value-type="float">
            <text:p>0.5738068655</text:p>
          </table:table-cell>
          <table:table-cell office:value-type="float" office:value="0.56" calcext:value-type="float">
            <text:p>0.56</text:p>
          </table:table-cell>
          <table:table-cell table:formula="of:=ABS([.D26]-[.E26])/[.E26]" office:value-type="float" office:value="0.0246551168799268" calcext:value-type="float">
            <text:p>0.0246551169</text:p>
          </table:table-cell>
          <table:table-cell table:formula="of:=[.F26]*100" office:value-type="float" office:value="2.46551168799268" calcext:value-type="float">
            <text:p>2.46551168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float" office:value="0.162500222054421" calcext:value-type="float">
            <text:p>0.1625002221</text:p>
          </table:table-cell>
          <table:table-cell table:style-name="ce6" office:value-type="float" office:value="0.16" calcext:value-type="float">
            <text:p>0.16</text:p>
          </table:table-cell>
          <table:table-cell table:style-name="ce2" table:formula="of:=ABS([.J26]-[.K26])/[.K26]" office:value-type="float" office:value="0.0156263878401314" calcext:value-type="float">
            <text:p>0.0156263878</text:p>
          </table:table-cell>
          <table:table-cell table:style-name="ce2" table:formula="of:=[.L26]*100" office:value-type="float" office:value="1.56263878401314" calcext:value-type="float">
            <text:p>1.562638784</text:p>
          </table:table-cell>
          <table:table-cell/>
          <table:table-cell table:style-name="ce8" table:formula="of:=ABS([.D26]-[.E26])" office:value-type="float" office:value="0.013806865452759" calcext:value-type="float">
            <text:p>0.0138068655</text:p>
          </table:table-cell>
          <table:table-cell table:style-name="ce8" table:formula="of:=ABS([.J26]-[.K26])" office:value-type="float" office:value="0.00250022205442102" calcext:value-type="float">
            <text:p>0.00250022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559599404368227" calcext:value-type="float">
            <text:p>0.5595994044</text:p>
          </table:table-cell>
          <table:table-cell office:value-type="float" office:value="0.58" calcext:value-type="float">
            <text:p>0.58</text:p>
          </table:table-cell>
          <table:table-cell table:formula="of:=ABS([.D27]-[.E27])/[.E27]" office:value-type="float" office:value="0.035173440744436" calcext:value-type="float">
            <text:p>0.0351734407</text:p>
          </table:table-cell>
          <table:table-cell table:formula="of:=[.F27]*100" office:value-type="float" office:value="3.5173440744436" calcext:value-type="float">
            <text:p>3.517344074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19250022205442" calcext:value-type="float">
            <text:p>0.1925002221</text:p>
          </table:table-cell>
          <table:table-cell table:style-name="ce6" office:value-type="float" office:value="0.18" calcext:value-type="float">
            <text:p>0.18</text:p>
          </table:table-cell>
          <table:table-cell table:style-name="ce2" table:formula="of:=ABS([.J27]-[.K27])/[.K27]" office:value-type="float" office:value="0.0694456780801111" calcext:value-type="float">
            <text:p>0.0694456781</text:p>
          </table:table-cell>
          <table:table-cell table:style-name="ce2" table:formula="of:=[.L27]*100" office:value-type="float" office:value="6.94456780801111" calcext:value-type="float">
            <text:p>6.944567808</text:p>
          </table:table-cell>
          <table:table-cell/>
          <table:table-cell table:style-name="ce8" table:formula="of:=ABS([.D27]-[.E27])" office:value-type="float" office:value="0.0204005956317729" calcext:value-type="float">
            <text:p>0.0204005956</text:p>
          </table:table-cell>
          <table:table-cell table:style-name="ce8" table:formula="of:=ABS([.J27]-[.K27])" office:value-type="float" office:value="0.01250022205442" calcext:value-type="float">
            <text:p>0.01250022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/>
          <table:table-cell table:style-name="Default"/>
          <table:table-cell/>
          <table:table-cell table:style-name="ce2" table:number-columns-repeated="4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>
            <text:p>Mean</text:p>
          </table:table-cell>
          <table:table-cell table:formula="of:=AVERAGE([.F18:.F27])" office:value-type="float" office:value="0.0530764032745603" calcext:value-type="float">
            <text:p>0.0530764033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Mean</text:p>
          </table:table-cell>
          <table:table-cell table:style-name="ce2" table:formula="of:=AVERAGE([.L19:.L27])" office:value-type="float" office:value="0.0753992039642307" calcext:value-type="float">
            <text:p>0.075399204</text:p>
          </table:table-cell>
          <table:table-cell/>
          <table:table-cell table:style-name="ce5" office:value-type="string" calcext:value-type="string">
            <text:p>mean</text:p>
          </table:table-cell>
          <table:table-cell table:style-name="ce5" table:formula="of:=AVERAGE([.O18:.O27])" office:value-type="float" office:value="0.0260523688384032" calcext:value-type="float">
            <text:p>0.0260523688</text:p>
          </table:table-cell>
          <table:table-cell table:style-name="ce5" table:formula="of:=AVERAGE([.P18:.P27])" office:value-type="float" office:value="0.00630577558114631" calcext:value-type="float">
            <text:p>0.00630577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5" office:value-type="string" calcext:value-type="string">
            <text:p>STD</text:p>
          </table:table-cell>
          <table:table-cell table:style-name="ce5" table:formula="of:=STDEV([.F18:.F27])" office:value-type="float" office:value="0.0503500783868556" calcext:value-type="float">
            <text:p>0.0503500784</text:p>
          </table:table-cell>
          <table:table-cell table:style-name="Default"/>
          <table:table-cell/>
          <table:table-cell table:style-name="Default"/>
          <table:table-cell/>
          <table:table-cell table:style-name="ce5" office:value-type="string" calcext:value-type="string">
            <text:p>STD</text:p>
          </table:table-cell>
          <table:table-cell table:style-name="ce5" table:formula="of:=STDEV([.L19:.L27])" office:value-type="float" office:value="0.0589748021247886" calcext:value-type="float">
            <text:p>0.0589748021</text:p>
          </table:table-cell>
          <table:table-cell/>
          <table:table-cell table:style-name="ce5" office:value-type="string" calcext:value-type="string">
            <text:p>std</text:p>
          </table:table-cell>
          <table:table-cell table:style-name="ce5" table:formula="of:=STDEV([.O18:.O27])" office:value-type="float" office:value="0.0245623485361882" calcext:value-type="float">
            <text:p>0.0245623485</text:p>
          </table:table-cell>
          <table:table-cell table:style-name="ce5" table:formula="of:=STDEV([.P18:.P27])" office:value-type="float" office:value="0.00535435072435005" calcext:value-type="float">
            <text:p>0.00535435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/>
          <table: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>
            <text:p>yaw angle</text:p>
          </table:table-cell>
          <table:table-cell office:value-type="string" calcext:value-type="string">
            <text:p>yaw_noise</text:p>
          </table:table-cell>
          <table:table-cell table:style-name="ce8" office:value-type="string" calcext:value-type="string">
            <text:p>yaw radians</text:p>
          </table:table-cell>
          <table:table-cell table:style-name="ce5" office:value-type="string" calcext:value-type="string">
            <text:p>ground truth</text:p>
          </table:table-cell>
          <table:table-cell table:style-name="ce5" office:value-type="string" calcext:value-type="string">
            <text:p>Radians_1</text:p>
          </table:table-cell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Radians_2</text:p>
          </table:table-cell>
          <table:table-cell table:style-name="ce5" office:value-type="string" calcext:value-type="string">
            <text:p>ERROR</text:p>
          </table:table-cell>
          <table:table-cell/>
          <table:table-cell table:style-name="ce8" office:value-type="string" calcext:value-type="string">
            <text:p>Yaw-yaw ground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formula="of:=RAND()" office:value-type="float" office:value="0.698076522504678" calcext:value-type="float">
            <text:p>0.6980765225</text:p>
          </table:table-cell>
          <table:table-cell office:value-type="float" office:value="95" calcext:value-type="float">
            <text:p>95</text:p>
          </table:table-cell>
          <table:table-cell table:formula="of:=[.D33]+[.C33]" office:value-type="float" office:value="95.6980765225047" calcext:value-type="float">
            <text:p>95.6980765225</text:p>
          </table:table-cell>
          <table:table-cell table:formula="of:=RADIANS([.E33])" office:value-type="float" office:value="1.67024652314319" calcext:value-type="float">
            <text:p>1.6702465231</text:p>
          </table:table-cell>
          <table:table-cell office:value-type="float" office:value="0" calcext:value-type="float">
            <text:p>0</text:p>
          </table:table-cell>
          <table:table-cell table:style-name="ce2" table:formula="of:=RADIANS([.G33])" office:value-type="float" office:value="0" calcext:value-type="float">
            <text:p>0</text:p>
          </table:table-cell>
          <table:table-cell table:formula="of:=[.$I$32]-[.G33]" office:value-type="float" office:value="90" calcext:value-type="float">
            <text:p>90</text:p>
          </table:table-cell>
          <table:table-cell table:style-name="ce2" table:formula="of:=RADIANS([.I33])" office:value-type="float" office:value="1.5707963267949" calcext:value-type="float">
            <text:p>1.5707963268</text:p>
          </table:table-cell>
          <table:table-cell table:style-name="ce2" table:formula="of:=ABS([.E33]-[.I33])" office:value-type="float" office:value="5.69807652250468" calcext:value-type="float">
            <text:p>5.6980765225</text:p>
          </table:table-cell>
          <table:table-cell/>
          <table:table-cell table:style-name="ce8" table:formula="of:=ABS([.E33]-[.I33])" office:value-type="float" office:value="5.69807652250468" calcext:value-type="float">
            <text:p>5.698076522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RAND()" office:value-type="float" office:value="0.243864746638767" calcext:value-type="float">
            <text:p>0.2438647466</text:p>
          </table:table-cell>
          <table:table-cell office:value-type="float" office:value="88" calcext:value-type="float">
            <text:p>88</text:p>
          </table:table-cell>
          <table:table-cell table:formula="of:=[.D34]+[.C34]" office:value-type="float" office:value="88.2438647466388" calcext:value-type="float">
            <text:p>88.2438647466</text:p>
          </table:table-cell>
          <table:table-cell table:formula="of:=RADIANS([.E34])" office:value-type="float" office:value="1.5401459845134" calcext:value-type="float">
            <text:p>1.5401459845</text:p>
          </table:table-cell>
          <table:table-cell office:value-type="float" office:value="5" calcext:value-type="float">
            <text:p>5</text:p>
          </table:table-cell>
          <table:table-cell table:style-name="ce2" table:formula="of:=RADIANS([.G34])" office:value-type="float" office:value="0.0872664625997165" calcext:value-type="float">
            <text:p>0.0872664626</text:p>
          </table:table-cell>
          <table:table-cell table:formula="of:=[.$I$32]-[.G34]" office:value-type="float" office:value="85" calcext:value-type="float">
            <text:p>85</text:p>
          </table:table-cell>
          <table:table-cell table:style-name="ce2" table:formula="of:=RADIANS([.I34])" office:value-type="float" office:value="1.48352986419518" calcext:value-type="float">
            <text:p>1.4835298642</text:p>
          </table:table-cell>
          <table:table-cell table:style-name="ce2" table:formula="of:=ABS([.E34]-[.I34])" office:value-type="float" office:value="3.24386474663876" calcext:value-type="float">
            <text:p>3.2438647466</text:p>
          </table:table-cell>
          <table:table-cell/>
          <table:table-cell table:style-name="ce8" table:formula="of:=ABS([.E34]-[.I34])" office:value-type="float" office:value="3.24386474663876" calcext:value-type="float">
            <text:p>3.2438647466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formula="of:=RAND()" office:value-type="float" office:value="0.625038019440155" calcext:value-type="float">
            <text:p>0.6250380194</text:p>
          </table:table-cell>
          <table:table-cell office:value-type="float" office:value="82" calcext:value-type="float">
            <text:p>82</text:p>
          </table:table-cell>
          <table:table-cell table:formula="of:=[.D35]+[.C35]" office:value-type="float" office:value="82.6250380194402" calcext:value-type="float">
            <text:p>82.6250380194</text:p>
          </table:table-cell>
          <table:table-cell table:formula="of:=RADIANS([.E35])" office:value-type="float" office:value="1.44207895802473" calcext:value-type="float">
            <text:p>1.442078958</text:p>
          </table:table-cell>
          <table:table-cell office:value-type="float" office:value="10.2" calcext:value-type="float">
            <text:p>10.2</text:p>
          </table:table-cell>
          <table:table-cell table:style-name="ce2" table:formula="of:=RADIANS([.G35])" office:value-type="float" office:value="0.178023583703422" calcext:value-type="float">
            <text:p>0.1780235837</text:p>
          </table:table-cell>
          <table:table-cell table:formula="of:=[.$I$32]-[.G35]" office:value-type="float" office:value="79.8" calcext:value-type="float">
            <text:p>79.8</text:p>
          </table:table-cell>
          <table:table-cell table:style-name="ce2" table:formula="of:=RADIANS([.I35])" office:value-type="float" office:value="1.39277274309148" calcext:value-type="float">
            <text:p>1.3927727431</text:p>
          </table:table-cell>
          <table:table-cell table:style-name="ce2" table:formula="of:=ABS([.E35]-[.I35])" office:value-type="float" office:value="2.82503801944016" calcext:value-type="float">
            <text:p>2.8250380194</text:p>
          </table:table-cell>
          <table:table-cell/>
          <table:table-cell table:style-name="ce8" table:formula="of:=ABS([.E35]-[.I35])" office:value-type="float" office:value="2.82503801944016" calcext:value-type="float">
            <text:p>2.825038019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formula="of:=RAND()" office:value-type="float" office:value="0.416612114661997" calcext:value-type="float">
            <text:p>0.4166121147</text:p>
          </table:table-cell>
          <table:table-cell office:value-type="float" office:value="76" calcext:value-type="float">
            <text:p>76</text:p>
          </table:table-cell>
          <table:table-cell table:formula="of:=[.D36]+[.C36]" office:value-type="float" office:value="76.416612114662" calcext:value-type="float">
            <text:p>76.4166121147</text:p>
          </table:table-cell>
          <table:table-cell table:formula="of:=RADIANS([.E36])" office:value-type="float" office:value="1.33372148462024" calcext:value-type="float">
            <text:p>1.3337214846</text:p>
          </table:table-cell>
          <table:table-cell office:value-type="float" office:value="15.1" calcext:value-type="float">
            <text:p>15.1</text:p>
          </table:table-cell>
          <table:table-cell table:style-name="ce2" table:formula="of:=RADIANS([.G36])" office:value-type="float" office:value="0.263544717051144" calcext:value-type="float">
            <text:p>0.2635447171</text:p>
          </table:table-cell>
          <table:table-cell table:formula="of:=[.$I$32]-[.G36]" office:value-type="float" office:value="74.9" calcext:value-type="float">
            <text:p>74.9</text:p>
          </table:table-cell>
          <table:table-cell table:style-name="ce2" table:formula="of:=RADIANS([.I36])" office:value-type="float" office:value="1.30725160974375" calcext:value-type="float">
            <text:p>1.3072516097</text:p>
          </table:table-cell>
          <table:table-cell table:style-name="ce2" table:formula="of:=ABS([.E36]-[.I36])" office:value-type="float" office:value="1.516612114662" calcext:value-type="float">
            <text:p>1.5166121147</text:p>
          </table:table-cell>
          <table:table-cell/>
          <table:table-cell table:style-name="ce8" table:formula="of:=ABS([.E36]-[.I36])" office:value-type="float" office:value="1.516612114662" calcext:value-type="float">
            <text:p>1.5166121147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formula="of:=RAND()" office:value-type="float" office:value="0.208396987889311" calcext:value-type="float">
            <text:p>0.2083969879</text:p>
          </table:table-cell>
          <table:table-cell office:value-type="float" office:value="72" calcext:value-type="float">
            <text:p>72</text:p>
          </table:table-cell>
          <table:table-cell table:formula="of:=[.D37]+[.C37]" office:value-type="float" office:value="72.2083969878893" calcext:value-type="float">
            <text:p>72.2083969879</text:p>
          </table:table-cell>
          <table:table-cell table:formula="of:=RADIANS([.E37])" office:value-type="float" office:value="1.26027427502582" calcext:value-type="float">
            <text:p>1.260274275</text:p>
          </table:table-cell>
          <table:table-cell office:value-type="float" office:value="19.9" calcext:value-type="float">
            <text:p>19.9</text:p>
          </table:table-cell>
          <table:table-cell table:style-name="ce2" table:formula="of:=RADIANS([.G37])" office:value-type="float" office:value="0.347320521146872" calcext:value-type="float">
            <text:p>0.3473205211</text:p>
          </table:table-cell>
          <table:table-cell table:formula="of:=[.$I$32]-[.G37]" office:value-type="float" office:value="70.1" calcext:value-type="float">
            <text:p>70.1</text:p>
          </table:table-cell>
          <table:table-cell table:style-name="ce2" table:formula="of:=RADIANS([.I37])" office:value-type="float" office:value="1.22347580564802" calcext:value-type="float">
            <text:p>1.2234758056</text:p>
          </table:table-cell>
          <table:table-cell table:style-name="ce2" table:formula="of:=ABS([.E37]-[.I37])" office:value-type="float" office:value="2.10839698788932" calcext:value-type="float">
            <text:p>2.1083969879</text:p>
          </table:table-cell>
          <table:table-cell/>
          <table:table-cell table:style-name="ce8" table:formula="of:=ABS([.E37]-[.I37])" office:value-type="float" office:value="2.10839698788932" calcext:value-type="float">
            <text:p>2.1083969879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formula="of:=RAND()" office:value-type="float" office:value="0.771495100484705" calcext:value-type="float">
            <text:p>0.7714951005</text:p>
          </table:table-cell>
          <table:table-cell office:value-type="float" office:value="66" calcext:value-type="float">
            <text:p>66</text:p>
          </table:table-cell>
          <table:table-cell table:formula="of:=[.D38]+[.C38]" office:value-type="float" office:value="66.7714951004847" calcext:value-type="float">
            <text:p>66.7714951005</text:p>
          </table:table-cell>
          <table:table-cell table:formula="of:=RADIANS([.E38])" office:value-type="float" office:value="1.16538243598272" calcext:value-type="float">
            <text:p>1.165382436</text:p>
          </table:table-cell>
          <table:table-cell office:value-type="float" office:value="25.2" calcext:value-type="float">
            <text:p>25.2</text:p>
          </table:table-cell>
          <table:table-cell table:style-name="ce2" table:formula="of:=RADIANS([.G38])" office:value-type="float" office:value="0.439822971502571" calcext:value-type="float">
            <text:p>0.4398229715</text:p>
          </table:table-cell>
          <table:table-cell table:formula="of:=[.$I$32]-[.G38]" office:value-type="float" office:value="64.8" calcext:value-type="float">
            <text:p>64.8</text:p>
          </table:table-cell>
          <table:table-cell table:style-name="ce2" table:formula="of:=RADIANS([.I38])" office:value-type="float" office:value="1.13097335529233" calcext:value-type="float">
            <text:p>1.1309733553</text:p>
          </table:table-cell>
          <table:table-cell table:style-name="ce2" table:formula="of:=ABS([.E38]-[.I38])" office:value-type="float" office:value="1.9714951004847" calcext:value-type="float">
            <text:p>1.9714951005</text:p>
          </table:table-cell>
          <table:table-cell/>
          <table:table-cell table:style-name="ce8" table:formula="of:=ABS([.E38]-[.I38])" office:value-type="float" office:value="1.9714951004847" calcext:value-type="float">
            <text:p>1.9714951005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formula="of:=RAND()" office:value-type="float" office:value="0.555194025336188" calcext:value-type="float">
            <text:p>0.5551940253</text:p>
          </table:table-cell>
          <table:table-cell office:value-type="float" office:value="63" calcext:value-type="float">
            <text:p>63</text:p>
          </table:table-cell>
          <table:table-cell table:formula="of:=[.D39]+[.C39]" office:value-type="float" office:value="63.5551940253362" calcext:value-type="float">
            <text:p>63.5551940253</text:p>
          </table:table-cell>
          <table:table-cell table:formula="of:=RADIANS([.E39])" office:value-type="float" office:value="1.10924739248595" calcext:value-type="float">
            <text:p>1.1092473925</text:p>
          </table:table-cell>
          <table:table-cell office:value-type="float" office:value="30.2" calcext:value-type="float">
            <text:p>30.2</text:p>
          </table:table-cell>
          <table:table-cell table:style-name="ce2" table:formula="of:=RADIANS([.G39])" office:value-type="float" office:value="0.527089434102287" calcext:value-type="float">
            <text:p>0.5270894341</text:p>
          </table:table-cell>
          <table:table-cell table:formula="of:=[.$I$32]-[.G39]" office:value-type="float" office:value="59.8" calcext:value-type="float">
            <text:p>59.8</text:p>
          </table:table-cell>
          <table:table-cell table:style-name="ce2" table:formula="of:=RADIANS([.I39])" office:value-type="float" office:value="1.04370689269261" calcext:value-type="float">
            <text:p>1.0437068927</text:p>
          </table:table-cell>
          <table:table-cell table:style-name="ce2" table:formula="of:=ABS([.E39]-[.I39])" office:value-type="float" office:value="3.75519402533619" calcext:value-type="float">
            <text:p>3.7551940253</text:p>
          </table:table-cell>
          <table:table-cell/>
          <table:table-cell table:style-name="ce8" table:formula="of:=ABS([.E39]-[.I39])" office:value-type="float" office:value="3.75519402533619" calcext:value-type="float">
            <text:p>3.755194025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formula="of:=RAND()" office:value-type="float" office:value="0.276029882649499" calcext:value-type="float">
            <text:p>0.2760298826</text:p>
          </table:table-cell>
          <table:table-cell office:value-type="float" office:value="56" calcext:value-type="float">
            <text:p>56</text:p>
          </table:table-cell>
          <table:table-cell table:formula="of:=[.D40]+[.C40]" office:value-type="float" office:value="56.2760298826495" calcext:value-type="float">
            <text:p>56.2760298826</text:p>
          </table:table-cell>
          <table:table-cell table:formula="of:=RADIANS([.E40])" office:value-type="float" office:value="0.982202011402952" calcext:value-type="float">
            <text:p>0.9822020114</text:p>
          </table:table-cell>
          <table:table-cell office:value-type="float" office:value="35.1" calcext:value-type="float">
            <text:p>35.1</text:p>
          </table:table-cell>
          <table:table-cell table:style-name="ce2" table:formula="of:=RADIANS([.G40])" office:value-type="float" office:value="0.61261056745001" calcext:value-type="float">
            <text:p>0.6126105675</text:p>
          </table:table-cell>
          <table:table-cell table:formula="of:=[.$I$32]-[.G40]" office:value-type="float" office:value="54.9" calcext:value-type="float">
            <text:p>54.9</text:p>
          </table:table-cell>
          <table:table-cell table:style-name="ce2" table:formula="of:=RADIANS([.I40])" office:value-type="float" office:value="0.958185759344887" calcext:value-type="float">
            <text:p>0.9581857593</text:p>
          </table:table-cell>
          <table:table-cell table:style-name="ce2" table:formula="of:=ABS([.E40]-[.I40])" office:value-type="float" office:value="1.3760298826495" calcext:value-type="float">
            <text:p>1.3760298826</text:p>
          </table:table-cell>
          <table:table-cell/>
          <table:table-cell table:style-name="ce8" table:formula="of:=ABS([.E40]-[.I40])" office:value-type="float" office:value="1.3760298826495" calcext:value-type="float">
            <text:p>1.3760298826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formula="of:=RAND()" office:value-type="float" office:value="0.288265362870112" calcext:value-type="float">
            <text:p>0.2882653629</text:p>
          </table:table-cell>
          <table:table-cell office:value-type="float" office:value="52" calcext:value-type="float">
            <text:p>52</text:p>
          </table:table-cell>
          <table:table-cell table:formula="of:=[.D41]+[.C41]" office:value-type="float" office:value="52.2882653628701" calcext:value-type="float">
            <text:p>52.2882653629</text:p>
          </table:table-cell>
          <table:table-cell table:formula="of:=RADIANS([.E41])" office:value-type="float" office:value="0.912602390738591" calcext:value-type="float">
            <text:p>0.9126023907</text:p>
          </table:table-cell>
          <table:table-cell office:value-type="float" office:value="40.8" calcext:value-type="float">
            <text:p>40.8</text:p>
          </table:table-cell>
          <table:table-cell table:style-name="ce2" table:formula="of:=RADIANS([.G41])" office:value-type="float" office:value="0.712094334813686" calcext:value-type="float">
            <text:p>0.7120943348</text:p>
          </table:table-cell>
          <table:table-cell table:formula="of:=[.$I$32]-[.G41]" office:value-type="float" office:value="49.2" calcext:value-type="float">
            <text:p>49.2</text:p>
          </table:table-cell>
          <table:table-cell table:style-name="ce2" table:formula="of:=RADIANS([.I41])" office:value-type="float" office:value="0.85870199198121" calcext:value-type="float">
            <text:p>0.858701992</text:p>
          </table:table-cell>
          <table:table-cell table:style-name="ce2" table:formula="of:=ABS([.E41]-[.I41])" office:value-type="float" office:value="3.08826536287011" calcext:value-type="float">
            <text:p>3.0882653629</text:p>
          </table:table-cell>
          <table:table-cell/>
          <table:table-cell table:style-name="ce8" table:formula="of:=ABS([.E41]-[.I41])" office:value-type="float" office:value="3.08826536287011" calcext:value-type="float">
            <text:p>3.0882653629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formula="of:=RAND()" office:value-type="float" office:value="0.717664273346584" calcext:value-type="float">
            <text:p>0.7176642733</text:p>
          </table:table-cell>
          <table:table-cell office:value-type="float" office:value="47" calcext:value-type="float">
            <text:p>47</text:p>
          </table:table-cell>
          <table:table-cell table:formula="of:=[.D42]+[.C42]" office:value-type="float" office:value="47.7176642733466" calcext:value-type="float">
            <text:p>47.7176642733</text:p>
          </table:table-cell>
          <table:table-cell table:formula="of:=RADIANS([.E42])" office:value-type="float" office:value="0.832830352931165" calcext:value-type="float">
            <text:p>0.8328303529</text:p>
          </table:table-cell>
          <table:table-cell office:value-type="float" office:value="45.1" calcext:value-type="float">
            <text:p>45.1</text:p>
          </table:table-cell>
          <table:table-cell table:style-name="ce2" table:formula="of:=RADIANS([.G42])" office:value-type="float" office:value="0.787143492649443" calcext:value-type="float">
            <text:p>0.7871434926</text:p>
          </table:table-cell>
          <table:table-cell table:formula="of:=[.$I$32]-[.G42]" office:value-type="float" office:value="44.9" calcext:value-type="float">
            <text:p>44.9</text:p>
          </table:table-cell>
          <table:table-cell table:style-name="ce2" table:formula="of:=RADIANS([.I42])" office:value-type="float" office:value="0.783652834145454" calcext:value-type="float">
            <text:p>0.7836528341</text:p>
          </table:table-cell>
          <table:table-cell table:style-name="ce2" table:formula="of:=ABS([.E42]-[.I42])" office:value-type="float" office:value="2.81766427334659" calcext:value-type="float">
            <text:p>2.8176642733</text:p>
          </table:table-cell>
          <table:table-cell/>
          <table:table-cell table:style-name="ce8" table:formula="of:=ABS([.E42]-[.I42])" office:value-type="float" office:value="2.81766427334659" calcext:value-type="float">
            <text:p>2.8176642733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float" office:value="11" calcext:value-type="float">
            <text:p>11</text:p>
          </table:table-cell>
          <table:table-cell table:formula="of:=RAND()" office:value-type="float" office:value="0.722572755145395" calcext:value-type="float">
            <text:p>0.7225727551</text:p>
          </table:table-cell>
          <table:table-cell office:value-type="float" office:value="41" calcext:value-type="float">
            <text:p>41</text:p>
          </table:table-cell>
          <table:table-cell table:formula="of:=[.D43]+[.C43]" office:value-type="float" office:value="41.7225727551454" calcext:value-type="float">
            <text:p>41.7225727551</text:p>
          </table:table-cell>
          <table:table-cell table:formula="of:=RADIANS([.E43])" office:value-type="float" office:value="0.728196266980169" calcext:value-type="float">
            <text:p>0.728196267</text:p>
          </table:table-cell>
          <table:table-cell office:value-type="float" office:value="51.6" calcext:value-type="float">
            <text:p>51.6</text:p>
          </table:table-cell>
          <table:table-cell table:style-name="ce2" table:formula="of:=RADIANS([.G43])" office:value-type="float" office:value="0.900589894029074" calcext:value-type="float">
            <text:p>0.900589894</text:p>
          </table:table-cell>
          <table:table-cell table:formula="of:=[.$I$32]-[.G43]" office:value-type="float" office:value="38.4" calcext:value-type="float">
            <text:p>38.4</text:p>
          </table:table-cell>
          <table:table-cell table:style-name="ce2" table:formula="of:=RADIANS([.I43])" office:value-type="float" office:value="0.670206432765822" calcext:value-type="float">
            <text:p>0.6702064328</text:p>
          </table:table-cell>
          <table:table-cell table:style-name="ce2" table:formula="of:=ABS([.E43]-[.I43])" office:value-type="float" office:value="3.32257275514539" calcext:value-type="float">
            <text:p>3.3225727551</text:p>
          </table:table-cell>
          <table:table-cell/>
          <table:table-cell table:style-name="ce8" table:formula="of:=ABS([.E43]-[.I43])" office:value-type="float" office:value="3.32257275514539" calcext:value-type="float">
            <text:p>3.3225727551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formula="of:=RAND()" office:value-type="float" office:value="0.443579916482894" calcext:value-type="float">
            <text:p>0.4435799165</text:p>
          </table:table-cell>
          <table:table-cell office:value-type="float" office:value="30" calcext:value-type="float">
            <text:p>30</text:p>
          </table:table-cell>
          <table:table-cell table:formula="of:=[.D44]+[.C44]" office:value-type="float" office:value="30.4435799164829" calcext:value-type="float">
            <text:p>30.4435799165</text:p>
          </table:table-cell>
          <table:table-cell table:formula="of:=RADIANS([.E44])" office:value-type="float" office:value="0.531340705636647" calcext:value-type="float">
            <text:p>0.5313407056</text:p>
          </table:table-cell>
          <table:table-cell office:value-type="float" office:value="56.2" calcext:value-type="float">
            <text:p>56.2</text:p>
          </table:table-cell>
          <table:table-cell table:style-name="ce2" table:formula="of:=RADIANS([.G44])" office:value-type="float" office:value="0.980875039620813" calcext:value-type="float">
            <text:p>0.9808750396</text:p>
          </table:table-cell>
          <table:table-cell table:formula="of:=[.$I$32]-[.G44]" office:value-type="float" office:value="33.8" calcext:value-type="float">
            <text:p>33.8</text:p>
          </table:table-cell>
          <table:table-cell table:style-name="ce2" table:formula="of:=RADIANS([.I44])" office:value-type="float" office:value="0.589921287174083" calcext:value-type="float">
            <text:p>0.5899212872</text:p>
          </table:table-cell>
          <table:table-cell table:style-name="ce2" table:formula="of:=ABS([.E44]-[.I44])" office:value-type="float" office:value="3.3564200835171" calcext:value-type="float">
            <text:p>3.3564200835</text:p>
          </table:table-cell>
          <table:table-cell/>
          <table:table-cell table:style-name="ce8" table:formula="of:=ABS([.E44]-[.I44])" office:value-type="float" office:value="3.3564200835171" calcext:value-type="float">
            <text:p>3.35642008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style-name="Default"/>
          <table:table-cell office:value-type="string" calcext:value-type="string">
            <text:p>STD</text:p>
          </table:table-cell>
          <table:table-cell table:formula="of:=STDEV([.K33:.K44])" office:value-type="float" office:value="1.16119252647286" calcext:value-type="float">
            <text:p>1.1611925265</text:p>
          </table:table-cell>
          <table:table-cell table:style-name="ce5" office:value-type="string" calcext:value-type="string">
            <text:p>mean</text:p>
          </table:table-cell>
          <table:table-cell table:style-name="ce8" table:formula="of:=AVERAGE([.M33:.M44])" office:value-type="float" office:value="2.92330248954037" calcext:value-type="float">
            <text:p>2.9233024895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style-name="Default"/>
          <table:table-cell office:value-type="string" calcext:value-type="string">
            <text:p>mean</text:p>
          </table:table-cell>
          <table:table-cell table:formula="of:=AVERAGE([.K33:.K44])" office:value-type="float" office:value="2.92330248954037" calcext:value-type="float">
            <text:p>2.9233024895</text:p>
          </table:table-cell>
          <table:table-cell table:style-name="ce5" office:value-type="string" calcext:value-type="string">
            <text:p>STD</text:p>
          </table:table-cell>
          <table:table-cell table:style-name="ce8" table:formula="of:=STDEV([.M33:.M44])" office:value-type="float" office:value="1.16119252647286" calcext:value-type="float">
            <text:p>1.1611925265</text:p>
          </table:table-cell>
          <table:table-cell table:number-columns-repeated="5"/>
        </table:table-row>
        <table:table-row table:style-name="ro1" table:number-rows-repeated="13"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2:57:03.236811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42:33.911117239</meta:creation-date>
    <dc:date>2019-05-21T12:57:33.347185294</dc:date>
    <meta:editing-duration>PT1H13M</meta:editing-duration>
    <meta:editing-cycles>14</meta:editing-cycles>
    <meta:generator>LibreOffice/5.1.6.2$Linux_X86_64 LibreOffice_project/10m0$Build-2</meta:generator>
    <meta:document-statistic meta:table-count="1" meta:cell-count="4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title svg:x="4.387cm" svg:y="0.316cm" chart:style-name="ch2">
          <text:p>Ground Truth and Pose Estimation  </text:p>
        </chart:title>
        <chart:subtitle svg:x="5.895cm" svg:y="1.275cm" chart:style-name="ch3">
          <text:p>x-axis (1st Experiment)</text:p>
        </chart:subtitle>
        <chart:legend chart:legend-position="end" svg:x="12.121cm" svg:y="3.955cm" style:legend-expansion="high" chart:style-name="ch4"/>
        <chart:plot-area chart:style-name="ch5" table:cell-range-address="Sheet1.D18:Sheet1.E27" chart:data-source-has-labels="row" svg:x="1.33cm" svg:y="2.138cm" svg:width="10.472cm" svg:height="5.707cm">
          <chartooo:coordinate-region svg:x="2.057cm" svg:y="2.338cm" svg:width="9.558cm" svg:height="4.86cm"/>
          <chart:axis chart:dimension="x" chart:name="primary-x" chart:style-name="ch6">
            <chart:title svg:x="5.04cm" svg:y="8.025cm" chart:style-name="ch7">
              <text:p>Steps (1 unit = 2 cm)</text:p>
            </chart:title>
            <chart:grid chart:style-name="ch8" chart:class="major"/>
          </chart:axis>
          <chart:axis chart:dimension="y" chart:name="primary-y" chart:style-name="ch6">
            <chart:title svg:x="0.451cm" svg:y="6.953cm" chart:style-name="ch9">
              <text:p>Displacement in x-axis (m)</text:p>
            </chart:title>
            <chart:grid chart:style-name="ch8" chart:class="major"/>
          </chart:axis>
          <chart:series chart:style-name="ch10" chart:values-cell-range-address="Sheet1.D18:Sheet1.D27" loext:label-string="pose_estimation" chart:class="chart:line">
            <chart:data-point chart:repeated="10"/>
          </chart:series>
          <chart:series chart:style-name="ch11" chart:values-cell-range-address="Sheet1.E18:Sheet1.E27" loext:label-string="ground_truth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e_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7273505648518">
                <text:p>0.397273505648518</text:p>
                <draw:g>
                  <svg:desc>Sheet1.D18:Sheet1.D27</svg:desc>
                </draw:g>
              </table:table-cell>
              <table:table-cell office:value-type="float" office:value="0.4">
                <text:p>0.4</text:p>
                <draw:g>
                  <svg:desc>Sheet1.E18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275360877572">
                <text:p>0.4527536087757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9278103793411">
                <text:p>0.43927810379341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3070818212722">
                <text:p>0.43307081821272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168242207337">
                <text:p>0.43516824220733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5294046858304">
                <text:p>0.4152940468583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1664459272136">
                <text:p>0.5316644592721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8017124028064">
                <text:p>0.51801712402806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3806865452759">
                <text:p>0.57380686545275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9599404368227">
                <text:p>0.559599404368227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Ground Truth and Pose Estimation</text:p>
        </chart:title>
        <chart:subtitle svg:x="5.906cm" svg:y="1.275cm" chart:style-name="ch3">
          <text:p>y-axis (1st Experiment)</text:p>
        </chart:subtitle>
        <chart:legend chart:legend-position="end" svg:x="12.142cm" svg:y="3.952cm" style:legend-expansion="high" chart:style-name="ch4"/>
        <chart:plot-area chart:style-name="ch5" table:cell-range-address="Sheet1.J18:Sheet1.K27" chart:data-source-has-labels="row" svg:x="1.331cm" svg:y="2.138cm" svg:width="10.491cm" svg:height="5.701cm">
          <chartooo:coordinate-region svg:x="2.243cm" svg:y="2.337cm" svg:width="9.393cm" svg:height="4.855cm"/>
          <chart:axis chart:dimension="x" chart:name="primary-x" chart:style-name="ch6">
            <chart:title svg:x="5.011cm" svg:y="8.019cm" chart:style-name="ch7">
              <text:p> Steps (1 unit = 2 cm)</text:p>
            </chart:title>
            <chart:grid chart:style-name="ch8" chart:class="major"/>
          </chart:axis>
          <chart:axis chart:dimension="y" chart:name="primary-y" chart:style-name="ch6">
            <chart:title svg:x="0.451cm" svg:y="6.95cm" chart:style-name="ch9">
              <text:p>Displacement in y-axis (m)</text:p>
            </chart:title>
            <chart:grid chart:style-name="ch8" chart:class="major"/>
          </chart:axis>
          <chart:series chart:style-name="ch10" chart:values-cell-range-address="Sheet1.J18:Sheet1.J27" loext:label-string="pose_estimation" chart:class="chart:line">
            <chart:data-point chart:repeated="10"/>
          </chart:series>
          <chart:series chart:style-name="ch11" chart:values-cell-range-address="Sheet1.K18:Sheet1.K27" loext:label-string="ground_truth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e_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J18:Sheet1.J27</svg:desc>
                </draw:g>
              </table:table-cell>
              <table:table-cell office:value-type="float" office:value="0.011">
                <text:p>0.011</text:p>
                <draw:g>
                  <svg:desc>Sheet1.K18:Sheet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8784930588099">
                <text:p>0.02387849305880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1664537392024">
                <text:p>0.04016645373920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4967396614391">
                <text:p>0.061496739661439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56005849013825">
                <text:p>0.08560058490138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06705325973778">
                <text:p>0.09067053259737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5476250938373">
                <text:p>0.1054762509383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2061823877539">
                <text:p>0.15206182387753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2500222054421">
                <text:p>0.1625002220544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250022205442">
                <text:p>0.19250022205442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Ground Truth and Pose Estimation</text:p>
        </chart:title>
        <chart:subtitle svg:x="5.562cm" svg:y="1.275cm" chart:style-name="ch3">
          <text:p>yaw angle (1st Experiment)</text:p>
        </chart:subtitle>
        <chart:legend chart:legend-position="end" svg:x="12.142cm" svg:y="3.952cm" style:legend-expansion="high" chart:style-name="ch4"/>
        <chart:plot-area chart:style-name="ch5" table:cell-range-address="Sheet1.E33:Sheet1.E44 Sheet1.I33:Sheet1.I44" chart:data-source-has-labels="row" svg:x="1.331cm" svg:y="2.138cm" svg:width="10.491cm" svg:height="5.701cm">
          <chartooo:coordinate-region svg:x="1.952cm" svg:y="2.337cm" svg:width="9.497cm" svg:height="4.855cm"/>
          <chart:axis chart:dimension="x" chart:name="primary-x" chart:style-name="ch6">
            <chart:title svg:x="4.667cm" svg:y="8.019cm" chart:style-name="ch7">
              <text:p>Steps (1 unit ~ 5 degrees)</text:p>
            </chart:title>
            <chart:grid chart:style-name="ch8" chart:class="major"/>
          </chart:axis>
          <chart:axis chart:dimension="y" chart:name="primary-y" chart:style-name="ch6">
            <chart:title svg:x="0.451cm" svg:y="5.667cm" chart:style-name="ch9">
              <text:p>Degrees</text:p>
            </chart:title>
            <chart:grid chart:style-name="ch8" chart:class="major"/>
          </chart:axis>
          <chart:series chart:style-name="ch10" chart:values-cell-range-address="Sheet1.E33:Sheet1.E44" loext:label-string="pose_estimation" chart:class="chart:line">
            <chart:data-point chart:repeated="12"/>
          </chart:series>
          <chart:series chart:style-name="ch11" chart:values-cell-range-address="Sheet1.I33:Sheet1.I44" loext:label-string="ground_truth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e_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.6980765225047">
                <text:p>95.6980765225047</text:p>
                <draw:g>
                  <svg:desc>Sheet1.E33:Sheet1.E44</svg:desc>
                </draw:g>
              </table:table-cell>
              <table:table-cell office:value-type="float" office:value="90">
                <text:p>90</text:p>
                <draw:g>
                  <svg:desc>Sheet1.I33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2438647466388">
                <text:p>88.24386474663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6250380194402">
                <text:p>82.6250380194402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416612114662">
                <text:p>76.416612114662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2083969878893">
                <text:p>72.2083969878893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7714951004847">
                <text:p>66.7714951004847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5551940253362">
                <text:p>63.555194025336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2760298826495">
                <text:p>56.2760298826495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2882653628701">
                <text:p>52.2882653628701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176642733466">
                <text:p>47.7176642733466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7225727551454">
                <text:p>41.72257275514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4435799164829">
                <text:p>30.4435799164829</text:p>
              </table:table-cell>
              <table:table-cell office:value-type="float" office:value="33.8">
                <text:p>33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